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rsid="006624ff" officeooo:paragraph-rsid="0097744c"/>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1376424512" text:id="ct51376424512">
          <text:deletion>
            <office:change-info>
              <dc:creator>Unknown Author</dc:creator>
              <dc:date>2026-01-18T22:02:04</dc:date>
            </office:change-info>
            <text:p text:style-name="P7"/>
            <text:p text:style-name="P12"/>
          </text:deletion>
        </text:changed-region>
        <text:changed-region xml:id="ct51376435072" text:id="ct51376435072">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P7"><draw:frame draw:style-name="fr1" draw:name="Frame1" text:anchor-type="as-char" draw:z-index="0"><draw:text-box fo:min-height="0.041cm" fo:min-width="0.041cm"><text:h text:style-name="Heading_20_2" text:outline-level="2">Robotická chirurgie přináší</text:h></draw:text-box></draw:frame><text:s/></text:p>
        <text:p text:style-name="P7">vyšší přesnost zákroků, kratší dobu <text:span text:style-name="T2">rekonvalescence</text:span>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 text:style-name="T3">regeneraci</text:span> svalů, kloubů a nervové soustavy.<text:change text:change-id="ct51376424512"/>Ekonomické a klinické výhody pro pacienty</text:p>
        <text:p text:style-name="Standard">Inovativní přístupy k řízení chronických onemocnění v <text:span text:style-name="T4">praxi</text:span></text:p>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text:soft-page-break/>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text:soft-page-break/>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text:soft-page-break/>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text:soft-page-break/>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1" text:outline-level="1"><text:bookmark-start text:name="__RefHeading___Toc1218_3699553880 Copy 1 Copy 1 Copy 1 Copy 1"/>Psychosociální podpora jako klíčový faktor v péči o pacienty<text:bookmark-end text:name="__RefHeading___Toc1218_3699553880 Copy 1 Copy 1 Copy 1 Copy 1"/></text:h>
        <text:h text:style-name="Heading_20_2" text:outline-level="2"><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text:soft-page-break/>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text:soft-page-break/>Uroflowmetrie</text:p>
        <text:p text:style-name="Standard">Závěr</text:p>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1376435072"/>awaw</text:p>
        <text:p text:style-name="P13">awd</text:p>
        <text:p text:style-name="P13"><text:change-end text:change-id="ct51376435072"/></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fo:text-align="center" style:justify-single-word="false"/>
      <style:text-properties fo:font-size="20pt" fo:font-style="italic" fo:font-weight="normal" officeooo:rsid="00bda2c0"/>
    </style:style>
    <style:style style:name="adma" style:family="paragraph" style:parent-style-name="Contents_20_2">
      <style:paragraph-properties>
        <style:tab-stops>
          <style:tab-stop style:position="15.42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1T21:18:17.387047000</dc:date>
    <meta:generator>LibreOffice/25.8.3.2$MacOSX_AARCH64 LibreOffice_project/8ca8d55c161d602844f5428fa4b58097424e324e</meta:generator>
    <meta:initial-creator/>
    <meta:creation-date>2025-12-28T20:01:58.000</meta:creation-date>
    <meta:keyword/>
    <meta:editing-duration>P3DT16H16M51S</meta:editing-duration>
    <meta:editing-cycles>134</meta:editing-cycles>
    <meta:document-statistic meta:table-count="1" meta:image-count="0" meta:object-count="0" meta:page-count="15" meta:paragraph-count="98" meta:word-count="2266" meta:character-count="17745" meta:non-whitespace-character-count="15581"/>
    <meta:user-defined meta:name="Category"/>
    <meta:user-defined meta:name="Company"/>
    <meta:user-defined meta:name="IndividualWorkKey"/>
    <meta:user-defined meta:name="Manager"/>
  </office:meta>
</office:document-meta>
</file>